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“Hey, folks! Are you lot tryin' to cross
over?”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“Didn'tcha read the sign? It's there
exactly for this reason—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“Why'd ya have to come into the tunnel
anyways—?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“Whaddya mean where? It's right by the
tunnel entrance, ain't it?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“‘Off-limits during rail inspection. Please
use path above tunnel to cross over the
mountain.’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“That's what it says.”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“...Eh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“That can't be right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“S-Sorry, boss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“I... I totally forgot about putting up
that sign...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“What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“Then what are you still standin' around here
for?!!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“Yes, siiiiiiir!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“Apologies for my subordinate's little
oversight, there.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“The point is, you can't pass through here
for the time bein'. Not 'til we're done
with our inspection.”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〜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“No can do. We've got all our inspection
apparatus and replacement rails piled up
back there.”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〜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